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563in"/>
    </style:style>
    <style:style style:name="co3" style:family="table-column">
      <style:table-column-properties fo:break-before="auto" style:column-width="2.1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Task</text:p>
          </table:table-cell>
          <table:table-cell/>
          <table:table-cell office:value-type="string">
            <text:p>Hours</text:p>
          </table:table-cell>
          <table:table-cell table:number-columns-repeated="1020"/>
        </table:table-row>
        <table:table-row table:style-name="ro1">
          <table:table-cell office:value-type="string">
            <text:p>Self Lear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>
            <text:p>SDL</text:p>
          </table:table-cell>
          <table:table-cell table:style-name="ce1" table:number-columns-repeated="2"/>
          <table:table-cell table:style-name="ce1" office:value-type="string">
            <text:p>&lt;&lt;&lt; passing on SDL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1" office:value-type="string">
            <text:p>Develope class/theme framework (config/parent class)</text:p>
          </table:table-cell>
          <table:table-cell table:style-name="ce1" table:number-columns-repeated="3"/>
          <table:table-cell table:style-name="ce1" office:value-type="string">
            <text:p>Low level overkill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>
            <text:p>Individual Basic funtionality</text:p>
          </table:table-cell>
          <table:table-cell table:style-name="ce1"/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string">
            <text:p>literally will need to code each event class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>
            <text:p>touchpad</text:p>
          </table:table-cell>
          <table:table-cell table:style-name="ce1" office:value-type="string">
            <text:p>???</text:p>
          </table:table-cell>
          <table:table-cell table:style-name="ce1"/>
          <table:table-cell table:style-name="ce1" office:value-type="string">
            <text:p>Better if have cash to burn and want 100% revamp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>
            <text:p>hover</text:p>
          </table:table-cell>
          <table:table-cell table:style-name="ce1" office:value-type="string">
            <text:p>???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>
            <text:p>click</text:p>
          </table:table-cell>
          <table:table-cell table:style-name="ce1" office:value-type="string">
            <text:p>???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>
            <text:p>pop ups</text:p>
          </table:table-cell>
          <table:table-cell table:style-name="ce1" office:value-type="string">
            <text:p>???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color theme style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>
            <text:p>text/background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>
            <text:p>font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>
            <text:p>shapes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Demo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>
            <text:p>PyQT</text:p>
          </table:table-cell>
          <table:table-cell table:style-name="ce2"/>
          <table:table-cell table:number-columns-repeated="2"/>
          <table:table-cell office:value-type="string">
            <text:p>&lt;&lt;&lt; framework of choice</text:p>
          </table:table-cell>
          <table:table-cell/>
          <table:table-cell office:value-type="string">
            <text:p>many exsisting classes + modal contro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asic funtionality/feel</text:p>
          </table:table-cell>
          <table:table-cell table:number-columns-repeated="2"/>
          <table:table-cell table:formula="of:=SUM([.D20:.D25])" office:value-type="float" office:value="21">
            <text:p>21</text:p>
          </table:table-cell>
          <table:table-cell/>
          <table:table-cell office:value-type="string">
            <text:p>Just need to hack/customiz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written as Qtouchevent <text:s/>classes</text:p>
          </table:table-cell>
          <table:table-cell office:value-type="string">
            <text:p>touchpa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orks with Qtouch + well document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hover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lick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op ups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bs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numpa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&lt;&lt; used thoughout, want to make sure it's done righ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Develope class/theme framework (config/parent class)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gure out how to set a global theme setting</text:p>
          </table:table-cell>
          <table:table-cell office:value-type="string">
            <text:p>text/backgroun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nt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hape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mo</text:p>
          </table:table-cell>
          <table:table-cell office:value-type="string">
            <text:p>Basic / feedback wtih eric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ok/fe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totyp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Develope class/theme framework (config/parent clas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dividual Widgets</text:p>
          </table:table-cell>
          <table:table-cell office:value-type="string">
            <text:p>Implement all items but unorganiz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IGNAL GENERATOR MODE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ontrol</text:p>
          </table:table-cell>
          <table:table-cell office:value-type="string">
            <text:p>output freq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lt;&lt; 1.5 for both enerty + uni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utput power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F ON.OFF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splays</text:p>
          </table:table-cell>
          <table:table-cell office:value-type="string">
            <text:p>freq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lt;&lt; check/display units?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ower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n/off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DETECTOR MODE</text:p>
          </table:table-cell>
          <table:table-cell table:number-columns-repeated="2"/>
          <table:table-cell table:formula="of:=SUM([.D50:.D55])" office:value-type="float" office:value="17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ontrol_stati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some defaults? </text:p>
          </table:table-cell>
          <table:table-cell office:value-type="string">
            <text:p>ask eri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trol_swee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start/stop freq range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number of steps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F output power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splays</text:p>
          </table:table-cell>
          <table:table-cell office:value-type="string">
            <text:p>plot_static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ot_sweep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CONFIG/SETTINGS MOD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ontrol</text:p>
          </table:table-cell>
          <table:table-cell office:value-type="string">
            <text:p>input_textboxes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heck, enable github update button.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Placement/adjustments</text:p>
          </table:table-cell>
          <table:table-cell office:value-type="string">
            <text:p>organize/back forth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I'll go with 20 since it's back and forth, continua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lso amost certain numpad and static sweep are not fully accounted for her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>
            <text:p>Total ideal</text:p>
          </table:table-cell>
          <table:table-cell table:style-name="ce5" table:formula="of:=SUM([.E19:.E62])" office:value-type="float" office:value="99">
            <text:p>9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>
            <text:p>Hourly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>
            <text:p>Total </text:p>
          </table:table-cell>
          <table:table-cell table:style-name="ce5" table:formula="of:=[.E66]*[.E65]" office:value-type="float" office:value="3960">
            <text:p>3960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9">09/09/2021</text:date>, <text:time>08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29S</meta:editing-duration>
    <meta:editing-cycles>33</meta:editing-cycles>
    <meta:generator>OpenOffice.org/3.4.1$Win32 OpenOffice.org_project/341m1$Build-9593</meta:generator>
    <dc:date>2021-09-09T08:28:58.19</dc:date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